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2616101213801</text:p>
          </table:table-cell>
          <table:table-cell office:value-type="string" calcext:value-type="string">
            <text:p>2024-12-30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8132" calcext:value-type="float">
            <text:p>94.38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6101213801</text:p>
          </table:table-cell>
          <table:table-cell office:value-type="string" calcext:value-type="string">
            <text:p>2024-01-02 23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5848" calcext:value-type="float">
            <text:p>94.79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6101213801</text:p>
          </table:table-cell>
          <table:table-cell office:value-type="string" calcext:value-type="string">
            <text:p>2023-01-03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3344" calcext:value-type="float">
            <text:p>94.57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6101213801</text:p>
          </table:table-cell>
          <table:table-cell office:value-type="string" calcext:value-type="string">
            <text:p>2022-01-10 17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0408" calcext:value-type="float">
            <text:p>93.6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6101213801</text:p>
          </table:table-cell>
          <table:table-cell office:value-type="string" calcext:value-type="string">
            <text:p>2021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4472" calcext:value-type="float">
            <text:p>90.64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6101213801</text:p>
          </table:table-cell>
          <table:table-cell office:value-type="string" calcext:value-type="string">
            <text:p>2021-01-04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6568" calcext:value-type="float">
            <text:p>91.1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6101213801</text:p>
          </table:table-cell>
          <table:table-cell office:value-type="string" calcext:value-type="string">
            <text:p>2020-11-17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6316" calcext:value-type="float">
            <text:p>93.86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6101213801</text:p>
          </table:table-cell>
          <table:table-cell office:value-type="string" calcext:value-type="string">
            <text:p>2020-01-06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1904" calcext:value-type="float">
            <text:p>86.8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6101213801</text:p>
          </table:table-cell>
          <table:table-cell office:value-type="string" calcext:value-type="string">
            <text:p>2019-01-03 19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9544" calcext:value-type="float">
            <text:p>87.0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6101213801</text:p>
          </table:table-cell>
          <table:table-cell office:value-type="string" calcext:value-type="string">
            <text:p>2018-01-03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1504" calcext:value-type="float">
            <text:p>87.4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6101213801</text:p>
          </table:table-cell>
          <table:table-cell office:value-type="string" calcext:value-type="string">
            <text:p>2017-01-10 18:09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9296" calcext:value-type="float">
            <text:p>86.5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6101213801</text:p>
          </table:table-cell>
          <table:table-cell office:value-type="string" calcext:value-type="string">
            <text:p>2016-01-05 20:01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9656" calcext:value-type="float">
            <text:p>85.63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6101213801</text:p>
          </table:table-cell>
          <table:table-cell office:value-type="string" calcext:value-type="string">
            <text:p>2015-01-06 17:55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7904" calcext:value-type="float">
            <text:p>85.33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6101213801</text:p>
          </table:table-cell>
          <table:table-cell office:value-type="string" calcext:value-type="string">
            <text:p>2014-01-07 21:06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2168" calcext:value-type="float">
            <text:p>84.40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6101213801</text:p>
          </table:table-cell>
          <table:table-cell office:value-type="string" calcext:value-type="string">
            <text:p>2013-01-08 18:32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2544" calcext:value-type="float">
            <text:p>84.36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6101213801</text:p>
          </table:table-cell>
          <table:table-cell office:value-type="string" calcext:value-type="string">
            <text:p>2012-01-03 22:58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32" calcext:value-type="float">
            <text:p>82.7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6101213801</text:p>
          </table:table-cell>
          <table:table-cell office:value-type="string" calcext:value-type="string">
            <text:p>2011-01-04 22:22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448" calcext:value-type="float">
            <text:p>81.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6101213801</text:p>
          </table:table-cell>
          <table:table-cell office:value-type="string" calcext:value-type="string">
            <text:p>2010-01-05 18:22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98848" calcext:value-type="float">
            <text:p>80.6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6101213801</text:p>
          </table:table-cell>
          <table:table-cell office:value-type="string" calcext:value-type="string">
            <text:p>2009-01-06 18:04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856" calcext:value-type="float">
            <text:p>79.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6101213801</text:p>
          </table:table-cell>
          <table:table-cell office:value-type="string" calcext:value-type="string">
            <text:p>2008-01-16 16:29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3864" calcext:value-type="float">
            <text:p>79.6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6101213801</text:p>
          </table:table-cell>
          <table:table-cell office:value-type="string" calcext:value-type="string">
            <text:p>2007-01-08 20:5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556" calcext:value-type="float">
            <text:p>78.7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6101213801</text:p>
          </table:table-cell>
          <table:table-cell office:value-type="string" calcext:value-type="string">
            <text:p>2006-01-04 21:18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1744" calcext:value-type="float">
            <text:p>77.9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6101213801</text:p>
          </table:table-cell>
          <table:table-cell office:value-type="string" calcext:value-type="string">
            <text:p>2005-01-13 17:0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5816" calcext:value-type="float">
            <text:p>77.7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6101213801</text:p>
          </table:table-cell>
          <table:table-cell office:value-type="string" calcext:value-type="string">
            <text:p>2004-01-09 19:51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544" calcext:value-type="float">
            <text:p>77.8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6101213801</text:p>
          </table:table-cell>
          <table:table-cell office:value-type="string" calcext:value-type="string">
            <text:p>2003-01-06 21:48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6101213801</text:p>
          </table:table-cell>
          <table:table-cell office:value-type="string" calcext:value-type="string">
            <text:p>2002-01-08 18:53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5552" calcext:value-type="float">
            <text:p>76.4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6101213801</text:p>
          </table:table-cell>
          <table:table-cell office:value-type="string" calcext:value-type="string">
            <text:p>2001-01-08 18:2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58752" calcext:value-type="float">
            <text:p>75.35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16101213801</text:p>
          </table:table-cell>
          <table:table-cell office:value-type="string" calcext:value-type="string">
            <text:p>2000-01-05 20:39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9256" calcext:value-type="float">
            <text:p>74.81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6" meta:object-count="0"/>
    <meta:user-defined meta:name="AppVersion">3.0</meta:user-defined>
  </office:meta>
</office:document-meta>
</file>